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amphipod.net/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visibility="collapse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918" calcext:value-type="float">
            <text:p>918</text:p>
          </table:table-cell>
          <table:table-cell office:value-type="float" office:value="958" calcext:value-type="float">
            <text:p>958</text:p>
          </table:table-cell>
          <table:table-cell office:value-type="float" office:value="1858" calcext:value-type="float">
            <text:p>1858</text:p>
          </table:table-cell>
          <table:table-cell office:value-type="float" office:value="1928" calcext:value-type="float">
            <text:p>1928</text:p>
          </table:table-cell>
          <table:table-cell office:value-type="float" office:value="1968" calcext:value-type="float">
            <text:p>1968</text:p>
          </table:table-cell>
          <table:table-cell office:value-type="float" office:value="2038" calcext:value-type="float">
            <text:p>2038</text:p>
          </table:table-cell>
          <table:table-cell office:value-type="float" office:value="8038" calcext:value-type="float">
            <text:p>8038</text:p>
          </table:table-cell>
          <table:table-cell office:value-type="float" office:value="8041" calcext:value-type="float">
            <text:p>8041</text:p>
          </table:table-cell>
          <table:table-cell office:value-type="float" office:value="8741" calcext:value-type="float">
            <text:p>8741</text:p>
          </table:table-cell>
          <table:table-cell office:value-type="float" office:value="8831" calcext:value-type="float">
            <text:p>8831</text:p>
          </table:table-cell>
          <table:table-cell office:value-type="float" office:value="17831" calcext:value-type="float">
            <text:p>17831</text:p>
          </table:table-cell>
          <table:table-cell office:value-type="float" office:value="27831" calcext:value-type="float">
            <text:p>27831</text:p>
          </table:table-cell>
          <table:table-cell office:value-type="float" office:value="37831" calcext:value-type="float">
            <text:p>37831</text:p>
          </table:table-cell>
          <table:table-cell office:value-type="float" office:value="47831" calcext:value-type="float">
            <text:p>47831</text:p>
          </table:table-cell>
          <table:table-cell office:value-type="float" office:value="48731" calcext:value-type="float">
            <text:p>48731</text:p>
          </table:table-cell>
          <table:table-cell office:value-type="float" office:value="48736" calcext:value-type="float">
            <text:p>48736</text:p>
          </table:table-cell>
          <table:table-cell office:value-type="float" office:value="48741" calcext:value-type="float">
            <text:p>48741</text:p>
          </table:table-cell>
          <table:table-cell table:style-name="ce3" office:value-type="float" office:value="48750" calcext:value-type="float">
            <text:p>48750</text:p>
          </table:table-cell>
          <table:table-cell office:value-type="float" office:value="48759" calcext:value-type="float">
            <text:p>48759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office:value-type="string" calcext:value-type="string">
            <text:p>.</text:p>
          </table:table-cell>
          <table:table-cell table:number-columns-repeated="21" office:value-type="string" calcext:value-type="string">
            <text:p>A</text:p>
          </table:table-cell>
          <table:table-cell table:number-columns-repeated="3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4" office:value-type="string" calcext:value-type="string">
            <text:p>.</text:p>
          </table:table-cell>
          <table:table-cell table:number-columns-repeated="17" office:value-type="string" calcext:value-type="string">
            <text:p>A</text:p>
          </table:table-cell>
          <table:table-cell table:number-columns-repeated="4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D</text:p>
          </table:table-cell>
          <table:table-cell table:number-columns-repeated="9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B</text:p>
          </table:table-cell>
          <table:table-cell table:number-columns-repeated="16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3" office:value-type="string" calcext:value-type="string">
            <text:p>.</text:p>
          </table:table-cell>
          <table:table-cell table:number-columns-repeated="8" office:value-type="string" calcext:value-type="string">
            <text:p>B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string" calcext:value-type="string">
            <text:p>A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" office:value-type="string" calcext:value-type="string">
            <text:p>.</text:p>
          </table:table-cell>
          <table:table-cell table:number-columns-repeated="22" office:value-type="string" calcext:value-type="string">
            <text:p>A</text:p>
          </table:table-cell>
          <table:table-cell office:value-type="string" calcext:value-type="string">
            <text:p>.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17" office:value-type="string" calcext:value-type="string">
            <text:p>D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office:value-type="string" calcext:value-type="string">
            <text:p>A</text:p>
          </table:table-cell>
          <table:table-cell table:number-columns-repeated="14" office:value-type="string" calcext:value-type="string">
            <text:p>.</text:p>
          </table:table-cell>
          <table:table-cell table:number-columns-repeated="10" office:value-type="string" calcext:value-type="string">
            <text:p>B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" office:value-type="string" calcext:value-type="string">
            <text:p>A</text:p>
          </table:table-cell>
          <table:table-cell table:number-columns-repeated="18" office:value-type="string" calcext:value-type="string">
            <text:p>.</text:p>
          </table:table-cell>
          <table:table-cell table:number-columns-repeated="5" office:value-type="string" calcext:value-type="string">
            <text:p>C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12" office:value-type="string" calcext:value-type="string">
            <text:p>D</text:p>
          </table:table-cell>
          <table:table-cell table:number-columns-repeated="7" office:value-type="string" calcext:value-type="string">
            <text:p>.</text:p>
          </table:table-cell>
          <table:table-cell table:number-columns-repeated="6" office:value-type="string" calcext:value-type="string">
            <text:p>D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18" office:value-type="string" calcext:value-type="string">
            <text:p>D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A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6" office:value-type="string" calcext:value-type="string">
            <text:p>C</text:p>
          </table:table-cell>
          <table:table-cell table:number-columns-repeated="5" office:value-type="string" calcext:value-type="string">
            <text:p>.</text:p>
          </table:table-cell>
          <table:table-cell table:number-columns-repeated="14" office:value-type="string" calcext:value-type="string">
            <text:p>B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3" office:value-type="string" calcext:value-type="string">
            <text:p>B</text:p>
          </table:table-cell>
          <table:table-cell table:number-columns-repeated="11" office:value-type="string" calcext:value-type="string">
            <text:p>.</text:p>
          </table:table-cell>
          <table:table-cell table:number-columns-repeated="11" office:value-type="string" calcext:value-type="string">
            <text:p>C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13" office:value-type="string" calcext:value-type="string">
            <text:p>A</text:p>
          </table:table-cell>
          <table:table-cell table:number-columns-repeated="5" office:value-type="string" calcext:value-type="string">
            <text:p>.</text:p>
          </table:table-cell>
          <table:table-cell table:number-columns-repeated="7" office:value-type="string" calcext:value-type="string">
            <text:p>D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19" office:value-type="string" calcext:value-type="string">
            <text:p>D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A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7" office:value-type="string" calcext:value-type="string">
            <text:p>B</text:p>
          </table:table-cell>
          <table:table-cell table:number-columns-repeated="3" office:value-type="string" calcext:value-type="string">
            <text:p>.</text:p>
          </table:table-cell>
          <table:table-cell table:number-columns-repeated="15" office:value-type="string" calcext:value-type="string">
            <text:p>B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.</text:p>
          </table:table-cell>
          <table:table-cell table:number-columns-repeated="17" office:value-type="string" calcext:value-type="string">
            <text:p>C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14"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8" office:value-type="string" calcext:value-type="string">
            <text:p>D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0"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A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8"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16" office:value-type="string" calcext:value-type="string">
            <text:p>B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.</text:p>
          </table:table-cell>
          <table:table-cell table:number-columns-repeated="19" office:value-type="string" calcext:value-type="string">
            <text:p>C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15" office:value-type="string" calcext:value-type="string">
            <text:p>B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D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>
          <table:table-cell/>
          <table:table-cell table:number-columns-repeated="25" office:value-type="string" calcext:value-type="string">
            <text:p>#</text:p>
          </table:table-cell>
          <table:table-cell table:number-columns-repeated="998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formula="of:=COM.MICROSOFT.CONCAT([.B5:.B17])" office:value-type="string" office:string-value="#############" calcext:value-type="string">
            <text:p>#############</text:p>
          </table:table-cell>
          <table:table-cell table:style-name="ce1" table:formula="of:=COM.MICROSOFT.CONCAT([.C5:.C17])" office:value-type="string" office:string-value="#############" calcext:value-type="string">
            <text:p>#############</text:p>
          </table:table-cell>
          <table:table-cell table:style-name="ce1" table:formula="of:=COM.MICROSOFT.CONCAT([.D5:.D17])" office:value-type="string" office:string-value="#############" calcext:value-type="string">
            <text:p>#############</text:p>
          </table:table-cell>
          <table:table-cell table:style-name="ce1" table:formula="of:=COM.MICROSOFT.CONCAT([.E5:.E17])" office:value-type="string" office:string-value="#############" calcext:value-type="string">
            <text:p>#############</text:p>
          </table:table-cell>
          <table:table-cell table:style-name="ce1" table:formula="of:=COM.MICROSOFT.CONCAT([.F5:.F17])" office:value-type="string" office:string-value="#############" calcext:value-type="string">
            <text:p>#############</text:p>
          </table:table-cell>
          <table:table-cell table:style-name="ce1" table:formula="of:=COM.MICROSOFT.CONCAT([.G5:.G17])" office:value-type="string" office:string-value="#############" calcext:value-type="string">
            <text:p>#############</text:p>
          </table:table-cell>
          <table:table-cell table:style-name="ce1" table:formula="of:=COM.MICROSOFT.CONCAT([.H5:.H17])" office:value-type="string" office:string-value="#############" calcext:value-type="string">
            <text:p>#############</text:p>
          </table:table-cell>
          <table:table-cell table:style-name="ce1" table:formula="of:=COM.MICROSOFT.CONCAT([.I5:.I17])" office:value-type="string" office:string-value="#############" calcext:value-type="string">
            <text:p>#############</text:p>
          </table:table-cell>
          <table:table-cell table:style-name="ce1" table:formula="of:=COM.MICROSOFT.CONCAT([.J5:.J17])" office:value-type="string" office:string-value="#############" calcext:value-type="string">
            <text:p>#############</text:p>
          </table:table-cell>
          <table:table-cell table:style-name="ce1" table:formula="of:=COM.MICROSOFT.CONCAT([.K5:.K17])" office:value-type="string" office:string-value="#############" calcext:value-type="string">
            <text:p>#############</text:p>
          </table:table-cell>
          <table:table-cell table:style-name="ce1" table:formula="of:=COM.MICROSOFT.CONCAT([.L5:.L17])" office:value-type="string" office:string-value="#############" calcext:value-type="string">
            <text:p>#############</text:p>
          </table:table-cell>
          <table:table-cell table:style-name="ce1" table:formula="of:=COM.MICROSOFT.CONCAT([.M5:.M17])" office:value-type="string" office:string-value="#############" calcext:value-type="string">
            <text:p>#############</text:p>
          </table:table-cell>
          <table:table-cell table:style-name="ce1" table:formula="of:=COM.MICROSOFT.CONCAT([.N5:.N17])" office:value-type="string" office:string-value="#############" calcext:value-type="string">
            <text:p>#############</text:p>
          </table:table-cell>
          <table:table-cell table:style-name="ce1" table:formula="of:=COM.MICROSOFT.CONCAT([.O5:.O17])" office:value-type="string" office:string-value="#############" calcext:value-type="string">
            <text:p>#############</text:p>
          </table:table-cell>
          <table:table-cell table:style-name="ce1" table:formula="of:=COM.MICROSOFT.CONCAT([.P5:.P17])" office:value-type="string" office:string-value="#############" calcext:value-type="string">
            <text:p>#############</text:p>
          </table:table-cell>
          <table:table-cell table:style-name="ce1" table:formula="of:=COM.MICROSOFT.CONCAT([.Q5:.Q17])" office:value-type="string" office:string-value="#############" calcext:value-type="string">
            <text:p>#############</text:p>
          </table:table-cell>
          <table:table-cell table:style-name="ce1" table:formula="of:=COM.MICROSOFT.CONCAT([.R5:.R17])" office:value-type="string" office:string-value="#############" calcext:value-type="string">
            <text:p>#############</text:p>
          </table:table-cell>
          <table:table-cell table:style-name="ce1" table:formula="of:=COM.MICROSOFT.CONCAT([.S5:.S17])" office:value-type="string" office:string-value="#############" calcext:value-type="string">
            <text:p>#############</text:p>
          </table:table-cell>
          <table:table-cell table:style-name="ce1" table:formula="of:=COM.MICROSOFT.CONCAT([.T5:.T17])" office:value-type="string" office:string-value="#############" calcext:value-type="string">
            <text:p>#############</text:p>
          </table:table-cell>
          <table:table-cell table:style-name="ce1" table:formula="of:=COM.MICROSOFT.CONCAT([.U5:.U17])" office:value-type="string" office:string-value="#############" calcext:value-type="string">
            <text:p>#############</text:p>
          </table:table-cell>
          <table:table-cell table:style-name="ce1" table:formula="of:=COM.MICROSOFT.CONCAT([.V5:.V17])" office:value-type="string" office:string-value="#############" calcext:value-type="string">
            <text:p>#############</text:p>
          </table:table-cell>
          <table:table-cell table:style-name="ce1" table:formula="of:=COM.MICROSOFT.CONCAT([.W5:.W17])" office:value-type="string" office:string-value="#############" calcext:value-type="string">
            <text:p>#############</text:p>
          </table:table-cell>
          <table:table-cell table:style-name="ce1" table:formula="of:=COM.MICROSOFT.CONCAT([.X5:.X17])" office:value-type="string" office:string-value="#############" calcext:value-type="string">
            <text:p>#############</text:p>
          </table:table-cell>
          <table:table-cell table:style-name="ce1" table:formula="of:=COM.MICROSOFT.CONCAT([.Y5:.Y17])" office:value-type="string" office:string-value="#############" calcext:value-type="string">
            <text:p>#############</text:p>
          </table:table-cell>
          <table:table-cell table:style-name="ce1" table:formula="of:=COM.MICROSOFT.CONCAT([.Z5:.Z17])" office:value-type="string" office:string-value="#############" calcext:value-type="string">
            <text:p>#############</text:p>
          </table:table-cell>
          <table:table-cell table:number-columns-repeated="998"/>
        </table:table-row>
        <table:table-row table:style-name="ro1">
          <table:table-cell/>
          <table:table-cell table:style-name="ce1" table:formula="of:=COM.MICROSOFT.CONCAT([.B18:.B30])" office:value-type="string" office:string-value="#...........#" calcext:value-type="string">
            <text:p>#...........#</text:p>
          </table:table-cell>
          <table:table-cell table:style-name="ce1" table:formula="of:=COM.MICROSOFT.CONCAT([.C18:.C30])" office:value-type="string" office:string-value="#A..........#" calcext:value-type="string">
            <text:p>#A..........#</text:p>
          </table:table-cell>
          <table:table-cell table:style-name="ce1" table:formula="of:=COM.MICROSOFT.CONCAT([.D18:.D30])" office:value-type="string" office:string-value="#A.........A#" calcext:value-type="string">
            <text:p>#A.........A#</text:p>
          </table:table-cell>
          <table:table-cell table:style-name="ce1" table:formula="of:=COM.MICROSOFT.CONCAT([.E18:.E30])" office:value-type="string" office:string-value="#A........BA#" calcext:value-type="string">
            <text:p>#A........BA#</text:p>
          </table:table-cell>
          <table:table-cell table:style-name="ce1" table:formula="of:=COM.MICROSOFT.CONCAT([.F18:.F30])" office:value-type="string" office:string-value="#AA.......BA#" calcext:value-type="string">
            <text:p>#AA.......BA#</text:p>
          </table:table-cell>
          <table:table-cell table:style-name="ce1" table:formula="of:=COM.MICROSOFT.CONCAT([.G18:.G30])" office:value-type="string" office:string-value="#AA.....B.BA#" calcext:value-type="string">
            <text:p>#AA.....B.BA#</text:p>
          </table:table-cell>
          <table:table-cell table:style-name="ce1" table:formula="of:=COM.MICROSOFT.CONCAT([.H18:.H30])" office:value-type="string" office:string-value="#AA.....B.BA#" calcext:value-type="string">
            <text:p>#AA.....B.BA#</text:p>
          </table:table-cell>
          <table:table-cell table:style-name="ce1" table:formula="of:=COM.MICROSOFT.CONCAT([.I18:.I30])" office:value-type="string" office:string-value="#AA.B...B.BA#" calcext:value-type="string">
            <text:p>#AA.B...B.BA#</text:p>
          </table:table-cell>
          <table:table-cell table:style-name="ce1" table:formula="of:=COM.MICROSOFT.CONCAT([.J18:.J30])" office:value-type="string" office:string-value="#AA.B...B.BA#" calcext:value-type="string">
            <text:p>#AA.B...B.BA#</text:p>
          </table:table-cell>
          <table:table-cell table:style-name="ce1" table:formula="of:=COM.MICROSOFT.CONCAT([.K18:.K30])" office:value-type="string" office:string-value="#AA.B.....BA#" calcext:value-type="string">
            <text:p>#AA.B.....BA#</text:p>
          </table:table-cell>
          <table:table-cell table:style-name="ce1" table:formula="of:=COM.MICROSOFT.CONCAT([.L18:.L30])" office:value-type="string" office:string-value="#AA.......BA#" calcext:value-type="string">
            <text:p>#AA.......BA#</text:p>
          </table:table-cell>
          <table:table-cell table:style-name="ce1" table:formula="of:=COM.MICROSOFT.CONCAT([.M18:.M30])" office:value-type="string" office:string-value="#AA........A#" calcext:value-type="string">
            <text:p>#AA........A#</text:p>
          </table:table-cell>
          <table:table-cell table:style-name="ce1" table:formula="of:=COM.MICROSOFT.CONCAT([.N18:.N30])" office:value-type="string" office:string-value="#AA.D......A#" calcext:value-type="string">
            <text:p>#AA.D......A#</text:p>
          </table:table-cell>
          <table:table-cell table:style-name="ce1" table:formula="of:=COM.MICROSOFT.CONCAT([.O18:.O30])" office:value-type="string" office:string-value="#AA.D.....AA#" calcext:value-type="string">
            <text:p>#AA.D.....AA#</text:p>
          </table:table-cell>
          <table:table-cell table:style-name="ce1" table:formula="of:=COM.MICROSOFT.CONCAT([.P18:.P30])" office:value-type="string" office:string-value="#AA.D.....AA#" calcext:value-type="string">
            <text:p>#AA.D.....AA#</text:p>
          </table:table-cell>
          <table:table-cell table:style-name="ce1" table:formula="of:=COM.MICROSOFT.CONCAT([.Q18:.Q30])" office:value-type="string" office:string-value="#AA.D.....AA#" calcext:value-type="string">
            <text:p>#AA.D.....AA#</text:p>
          </table:table-cell>
          <table:table-cell table:style-name="ce1" table:formula="of:=COM.MICROSOFT.CONCAT([.R18:.R30])" office:value-type="string" office:string-value="#AA.......AA#" calcext:value-type="string">
            <text:p>#AA.......AA#</text:p>
          </table:table-cell>
          <table:table-cell table:style-name="ce1" table:formula="of:=COM.MICROSOFT.CONCAT([.S18:.S30])" office:value-type="string" office:string-value="#AA.......AA#" calcext:value-type="string">
            <text:p>#AA.......AA#</text:p>
          </table:table-cell>
          <table:table-cell table:style-name="ce1" table:formula="of:=COM.MICROSOFT.CONCAT([.T18:.T30])" office:value-type="string" office:string-value="#AA.......AA#" calcext:value-type="string">
            <text:p>#AA.......AA#</text:p>
          </table:table-cell>
          <table:table-cell table:style-name="ce1" table:formula="of:=COM.MICROSOFT.CONCAT([.U18:.U30])" office:value-type="string" office:string-value="#AA.......AA#" calcext:value-type="string">
            <text:p>#AA.......AA#</text:p>
          </table:table-cell>
          <table:table-cell table:style-name="ce1" table:formula="of:=COM.MICROSOFT.CONCAT([.V18:.V30])" office:value-type="string" office:string-value="#AA.......AA#" calcext:value-type="string">
            <text:p>#AA.......AA#</text:p>
          </table:table-cell>
          <table:table-cell table:style-name="ce1" table:formula="of:=COM.MICROSOFT.CONCAT([.W18:.W30])" office:value-type="string" office:string-value="#A........AA#" calcext:value-type="string">
            <text:p>#A........AA#</text:p>
          </table:table-cell>
          <table:table-cell table:style-name="ce1" table:formula="of:=COM.MICROSOFT.CONCAT([.X18:.X30])" office:value-type="string" office:string-value="#.........AA#" calcext:value-type="string">
            <text:p>#.........AA#</text:p>
          </table:table-cell>
          <table:table-cell table:style-name="ce1" table:formula="of:=COM.MICROSOFT.CONCAT([.Y18:.Y30])" office:value-type="string" office:string-value="#..........A#" calcext:value-type="string">
            <text:p>#..........A#</text:p>
          </table:table-cell>
          <table:table-cell table:style-name="ce1" table:formula="of:=COM.MICROSOFT.CONCAT([.Z18:.Z30])" office:value-type="string" office:string-value="#...........#" calcext:value-type="string">
            <text:p>#...........#</text:p>
          </table:table-cell>
          <table:table-cell table:number-columns-repeated="998"/>
        </table:table-row>
        <table:table-row table:style-name="ro1">
          <table:table-cell table:style-name="ce1"/>
          <table:table-cell table:style-name="ce1" table:formula="of:=COM.MICROSOFT.CONCAT([.B31:.B43])" office:value-type="string" office:string-value="###D#A#A#D###" calcext:value-type="string">
            <text:p>###D#A#A#D###</text:p>
          </table:table-cell>
          <table:table-cell table:style-name="ce1" table:formula="of:=COM.MICROSOFT.CONCAT([.C31:.C43])" office:value-type="string" office:string-value="###D#.#A#D###" calcext:value-type="string">
            <text:p>###D#.#A#D###</text:p>
          </table:table-cell>
          <table:table-cell table:style-name="ce1" table:formula="of:=COM.MICROSOFT.CONCAT([.D31:.D43])" office:value-type="string" office:string-value="###D#.#.#D###" calcext:value-type="string">
            <text:p>###D#.#.#D###</text:p>
          </table:table-cell>
          <table:table-cell table:style-name="ce1" table:formula="of:=COM.MICROSOFT.CONCAT([.E31:.E43])" office:value-type="string" office:string-value="###D#.#.#D###" calcext:value-type="string">
            <text:p>###D#.#.#D###</text:p>
          </table:table-cell>
          <table:table-cell table:style-name="ce1" table:formula="of:=COM.MICROSOFT.CONCAT([.F31:.F43])" office:value-type="string" office:string-value="###D#.#.#D###" calcext:value-type="string">
            <text:p>###D#.#.#D###</text:p>
          </table:table-cell>
          <table:table-cell table:style-name="ce1" table:formula="of:=COM.MICROSOFT.CONCAT([.G31:.G43])" office:value-type="string" office:string-value="###D#.#.#D###" calcext:value-type="string">
            <text:p>###D#.#.#D###</text:p>
          </table:table-cell>
          <table:table-cell table:style-name="ce1" table:formula="of:=COM.MICROSOFT.CONCAT([.H31:.H43])" office:value-type="string" office:string-value="###D#.#.#D###" calcext:value-type="string">
            <text:p>###D#.#.#D###</text:p>
          </table:table-cell>
          <table:table-cell table:style-name="ce1" table:formula="of:=COM.MICROSOFT.CONCAT([.I31:.I43])" office:value-type="string" office:string-value="###D#.#.#D###" calcext:value-type="string">
            <text:p>###D#.#.#D###</text:p>
          </table:table-cell>
          <table:table-cell table:style-name="ce1" table:formula="of:=COM.MICROSOFT.CONCAT([.J31:.J43])" office:value-type="string" office:string-value="###D#.#.#D###" calcext:value-type="string">
            <text:p>###D#.#.#D###</text:p>
          </table:table-cell>
          <table:table-cell table:style-name="ce1" table:formula="of:=COM.MICROSOFT.CONCAT([.K31:.K43])" office:value-type="string" office:string-value="###D#.#.#D###" calcext:value-type="string">
            <text:p>###D#.#.#D###</text:p>
          </table:table-cell>
          <table:table-cell table:style-name="ce1" table:formula="of:=COM.MICROSOFT.CONCAT([.L31:.L43])" office:value-type="string" office:string-value="###D#.#.#D###" calcext:value-type="string">
            <text:p>###D#.#.#D###</text:p>
          </table:table-cell>
          <table:table-cell table:style-name="ce1" table:formula="of:=COM.MICROSOFT.CONCAT([.M31:.M43])" office:value-type="string" office:string-value="###D#.#.#D###" calcext:value-type="string">
            <text:p>###D#.#.#D###</text:p>
          </table:table-cell>
          <table:table-cell table:style-name="ce1" table:formula="of:=COM.MICROSOFT.CONCAT([.N31:.N43])" office:value-type="string" office:string-value="###D#.#.#.###" calcext:value-type="string">
            <text:p>###D#.#.#.###</text:p>
          </table:table-cell>
          <table:table-cell table:style-name="ce1" table:formula="of:=COM.MICROSOFT.CONCAT([.O31:.O43])" office:value-type="string" office:string-value="###D#.#.#.###" calcext:value-type="string">
            <text:p>###D#.#.#.###</text:p>
          </table:table-cell>
          <table:table-cell table:style-name="ce1" table:formula="of:=COM.MICROSOFT.CONCAT([.P31:.P43])" office:value-type="string" office:string-value="###D#.#.#.###" calcext:value-type="string">
            <text:p>###D#.#.#.###</text:p>
          </table:table-cell>
          <table:table-cell table:style-name="ce1" table:formula="of:=COM.MICROSOFT.CONCAT([.Q31:.Q43])" office:value-type="string" office:string-value="###D#B#.#.###" calcext:value-type="string">
            <text:p>###D#B#.#.###</text:p>
          </table:table-cell>
          <table:table-cell table:style-name="ce1" table:formula="of:=COM.MICROSOFT.CONCAT([.R31:.R43])" office:value-type="string" office:string-value="###D#B#.#.###" calcext:value-type="string">
            <text:p>###D#B#.#.###</text:p>
          </table:table-cell>
          <table:table-cell table:style-name="ce1" table:formula="of:=COM.MICROSOFT.CONCAT([.S31:.S43])" office:value-type="string" office:string-value="###.#B#.#.###" calcext:value-type="string">
            <text:p>###.#B#.#.###</text:p>
          </table:table-cell>
          <table:table-cell table:style-name="ce1" table:formula="of:=COM.MICROSOFT.CONCAT([.T31:.T43])" office:value-type="string" office:string-value="###.#B#.#.###" calcext:value-type="string">
            <text:p>###.#B#.#.###</text:p>
          </table:table-cell>
          <table:table-cell table:style-name="ce1" table:formula="of:=COM.MICROSOFT.CONCAT([.U31:.U43])" office:value-type="string" office:string-value="###.#B#.#D###" calcext:value-type="string">
            <text:p>###.#B#.#D###</text:p>
          </table:table-cell>
          <table:table-cell table:style-name="ce1" table:formula="of:=COM.MICROSOFT.CONCAT([.V31:.V43])" office:value-type="string" office:string-value="###.#B#C#D###" calcext:value-type="string">
            <text:p>###.#B#C#D###</text:p>
          </table:table-cell>
          <table:table-cell table:style-name="ce1" table:formula="of:=COM.MICROSOFT.CONCAT([.W31:.W43])" office:value-type="string" office:string-value="###.#B#C#D###" calcext:value-type="string">
            <text:p>###.#B#C#D###</text:p>
          </table:table-cell>
          <table:table-cell table:style-name="ce1" table:formula="of:=COM.MICROSOFT.CONCAT([.X31:.X43])" office:value-type="string" office:string-value="###.#B#C#D###" calcext:value-type="string">
            <text:p>###.#B#C#D###</text:p>
          </table:table-cell>
          <table:table-cell table:style-name="ce1" table:formula="of:=COM.MICROSOFT.CONCAT([.Y31:.Y43])" office:value-type="string" office:string-value="###.#B#C#D###" calcext:value-type="string">
            <text:p>###.#B#C#D###</text:p>
          </table:table-cell>
          <table:table-cell table:style-name="ce1" table:formula="of:=COM.MICROSOFT.CONCAT([.Z31:.Z43])" office:value-type="string" office:string-value="###A#B#C#D###" calcext:value-type="string">
            <text:p>###A#B#C#D###</text:p>
          </table:table-cell>
          <table:table-cell table:number-columns-repeated="2"/>
          <table:table-cell table:style-name="ce1" table:number-columns-repeated="996"/>
        </table:table-row>
        <table:table-row table:style-name="ro1">
          <table:table-cell table:style-name="ce1"/>
          <table:table-cell table:style-name="ce1" table:formula="of:=COM.MICROSOFT.CONCAT(&quot;  &quot;; [.B44:.B52])" office:value-type="string" office:string-value="  #D#C#B#A#" calcext:value-type="string">
            <text:p><text:s text:c="2"/>#D#C#B#A#</text:p>
          </table:table-cell>
          <table:table-cell table:style-name="ce1" table:formula="of:=COM.MICROSOFT.CONCAT(&quot;  &quot;; [.C44:.C52])" office:value-type="string" office:string-value="  #D#C#B#A#" calcext:value-type="string">
            <text:p><text:s text:c="2"/>#D#C#B#A#</text:p>
          </table:table-cell>
          <table:table-cell table:style-name="ce1" table:formula="of:=COM.MICROSOFT.CONCAT(&quot;  &quot;; [.D44:.D52])" office:value-type="string" office:string-value="  #D#C#B#A#" calcext:value-type="string">
            <text:p><text:s text:c="2"/>#D#C#B#A#</text:p>
          </table:table-cell>
          <table:table-cell table:style-name="ce1" table:formula="of:=COM.MICROSOFT.CONCAT(&quot;  &quot;; [.E44:.E52])" office:value-type="string" office:string-value="  #D#C#.#A#" calcext:value-type="string">
            <text:p><text:s text:c="2"/>#D#C#.#A#</text:p>
          </table:table-cell>
          <table:table-cell table:style-name="ce1" table:formula="of:=COM.MICROSOFT.CONCAT(&quot;  &quot;; [.F44:.F52])" office:value-type="string" office:string-value="  #D#C#.#A#" calcext:value-type="string">
            <text:p><text:s text:c="2"/>#D#C#.#A#</text:p>
          </table:table-cell>
          <table:table-cell table:style-name="ce1" table:formula="of:=COM.MICROSOFT.CONCAT(&quot;  &quot;; [.G44:.G52])" office:value-type="string" office:string-value="  #D#C#.#A#" calcext:value-type="string">
            <text:p><text:s text:c="2"/>#D#C#.#A#</text:p>
          </table:table-cell>
          <table:table-cell table:style-name="ce1" table:formula="of:=COM.MICROSOFT.CONCAT(&quot;  &quot;; [.H44:.H52])" office:value-type="string" office:string-value="  #D#.#.#A#" calcext:value-type="string">
            <text:p><text:s text:c="2"/>#D#.#.#A#</text:p>
          </table:table-cell>
          <table:table-cell table:style-name="ce1" table:formula="of:=COM.MICROSOFT.CONCAT(&quot;  &quot;; [.I44:.I52])" office:value-type="string" office:string-value="  #D#.#.#A#" calcext:value-type="string">
            <text:p><text:s text:c="2"/>#D#.#.#A#</text:p>
          </table:table-cell>
          <table:table-cell table:style-name="ce1" table:formula="of:=COM.MICROSOFT.CONCAT(&quot;  &quot;; [.J44:.J52])" office:value-type="string" office:string-value="  #D#.#.#A#" calcext:value-type="string">
            <text:p><text:s text:c="2"/>#D#.#.#A#</text:p>
          </table:table-cell>
          <table:table-cell table:style-name="ce1" table:formula="of:=COM.MICROSOFT.CONCAT(&quot;  &quot;; [.K44:.K52])" office:value-type="string" office:string-value="  #D#.#.#A#" calcext:value-type="string">
            <text:p><text:s text:c="2"/>#D#.#.#A#</text:p>
          </table:table-cell>
          <table:table-cell table:style-name="ce1" table:formula="of:=COM.MICROSOFT.CONCAT(&quot;  &quot;; [.L44:.L52])" office:value-type="string" office:string-value="  #D#.#.#A#" calcext:value-type="string">
            <text:p><text:s text:c="2"/>#D#.#.#A#</text:p>
          </table:table-cell>
          <table:table-cell table:style-name="ce1" table:formula="of:=COM.MICROSOFT.CONCAT(&quot;  &quot;; [.M44:.M52])" office:value-type="string" office:string-value="  #D#B#.#A#" calcext:value-type="string">
            <text:p><text:s text:c="2"/>#D#B#.#A#</text:p>
          </table:table-cell>
          <table:table-cell table:style-name="ce1" table:formula="of:=COM.MICROSOFT.CONCAT(&quot;  &quot;; [.N44:.N52])" office:value-type="string" office:string-value="  #D#B#.#A#" calcext:value-type="string">
            <text:p><text:s text:c="2"/>#D#B#.#A#</text:p>
          </table:table-cell>
          <table:table-cell table:style-name="ce1" table:formula="of:=COM.MICROSOFT.CONCAT(&quot;  &quot;; [.O44:.O52])" office:value-type="string" office:string-value="  #D#B#.#.#" calcext:value-type="string">
            <text:p><text:s text:c="2"/>#D#B#.#.#</text:p>
          </table:table-cell>
          <table:table-cell table:style-name="ce1" table:formula="of:=COM.MICROSOFT.CONCAT(&quot;  &quot;; [.P44:.P52])" office:value-type="string" office:string-value="  #D#B#C#.#" calcext:value-type="string">
            <text:p><text:s text:c="2"/>#D#B#C#.#</text:p>
          </table:table-cell>
          <table:table-cell table:style-name="ce1" table:formula="of:=COM.MICROSOFT.CONCAT(&quot;  &quot;; [.Q44:.Q52])" office:value-type="string" office:string-value="  #D#B#C#.#" calcext:value-type="string">
            <text:p><text:s text:c="2"/>#D#B#C#.#</text:p>
          </table:table-cell>
          <table:table-cell table:style-name="ce1" table:formula="of:=COM.MICROSOFT.CONCAT(&quot;  &quot;; [.R44:.R52])" office:value-type="string" office:string-value="  #D#B#C#.#" calcext:value-type="string">
            <text:p><text:s text:c="2"/>#D#B#C#.#</text:p>
          </table:table-cell>
          <table:table-cell table:style-name="ce1" table:formula="of:=COM.MICROSOFT.CONCAT(&quot;  &quot;; [.S44:.S52])" office:value-type="string" office:string-value="  #D#B#C#.#" calcext:value-type="string">
            <text:p><text:s text:c="2"/>#D#B#C#.#</text:p>
          </table:table-cell>
          <table:table-cell table:style-name="ce1" table:formula="of:=COM.MICROSOFT.CONCAT(&quot;  &quot;; [.T44:.T52])" office:value-type="string" office:string-value="  #.#B#C#D#" calcext:value-type="string">
            <text:p><text:s text:c="2"/>#.#B#C#D#</text:p>
          </table:table-cell>
          <table:table-cell table:style-name="ce1" table:formula="of:=COM.MICROSOFT.CONCAT(&quot;  &quot;; [.U44:.U52])" office:value-type="string" office:string-value="  #.#B#C#D#" calcext:value-type="string">
            <text:p><text:s text:c="2"/>#.#B#C#D#</text:p>
          </table:table-cell>
          <table:table-cell table:style-name="ce1" table:formula="of:=COM.MICROSOFT.CONCAT(&quot;  &quot;; [.V44:.V52])" office:value-type="string" office:string-value="  #.#B#C#D#" calcext:value-type="string">
            <text:p><text:s text:c="2"/>#.#B#C#D#</text:p>
          </table:table-cell>
          <table:table-cell table:style-name="ce1" table:formula="of:=COM.MICROSOFT.CONCAT(&quot;  &quot;; [.W44:.W52])" office:value-type="string" office:string-value="  #.#B#C#D#" calcext:value-type="string">
            <text:p><text:s text:c="2"/>#.#B#C#D#</text:p>
          </table:table-cell>
          <table:table-cell table:style-name="ce1" table:formula="of:=COM.MICROSOFT.CONCAT(&quot;  &quot;; [.X44:.X52])" office:value-type="string" office:string-value="  #.#B#C#D#" calcext:value-type="string">
            <text:p><text:s text:c="2"/>#.#B#C#D#</text:p>
          </table:table-cell>
          <table:table-cell table:style-name="ce1" table:formula="of:=COM.MICROSOFT.CONCAT(&quot;  &quot;; [.Y44:.Y52])" office:value-type="string" office:string-value="  #A#B#C#D#" calcext:value-type="string">
            <text:p><text:s text:c="2"/>#A#B#C#D#</text:p>
          </table:table-cell>
          <table:table-cell table:style-name="ce1" table:formula="of:=COM.MICROSOFT.CONCAT(&quot;  &quot;; [.Z44:.Z52])" office:value-type="string" office:string-value="  #A#B#C#D#" calcext:value-type="string">
            <text:p><text:s text:c="2"/>#A#B#C#D#</text:p>
          </table:table-cell>
          <table:table-cell table:number-columns-repeated="2"/>
          <table:table-cell table:style-name="ce1" table:number-columns-repeated="996"/>
        </table:table-row>
        <table:table-row table:style-name="ro1">
          <table:table-cell table:style-name="ce1"/>
          <table:table-cell table:style-name="ce1" table:formula="of:=COM.MICROSOFT.CONCAT(&quot;  &quot;; [.B53:.B61])" office:value-type="string" office:string-value="  #D#B#A#C#" calcext:value-type="string">
            <text:p><text:s text:c="2"/>#D#B#A#C#</text:p>
          </table:table-cell>
          <table:table-cell table:style-name="ce1" table:formula="of:=COM.MICROSOFT.CONCAT(&quot;  &quot;; [.C53:.C61])" office:value-type="string" office:string-value="  #D#B#A#C#" calcext:value-type="string">
            <text:p><text:s text:c="2"/>#D#B#A#C#</text:p>
          </table:table-cell>
          <table:table-cell table:style-name="ce1" table:formula="of:=COM.MICROSOFT.CONCAT(&quot;  &quot;; [.D53:.D61])" office:value-type="string" office:string-value="  #D#B#A#C#" calcext:value-type="string">
            <text:p><text:s text:c="2"/>#D#B#A#C#</text:p>
          </table:table-cell>
          <table:table-cell table:style-name="ce1" table:formula="of:=COM.MICROSOFT.CONCAT(&quot;  &quot;; [.E53:.E61])" office:value-type="string" office:string-value="  #D#B#A#C#" calcext:value-type="string">
            <text:p><text:s text:c="2"/>#D#B#A#C#</text:p>
          </table:table-cell>
          <table:table-cell table:style-name="ce1" table:formula="of:=COM.MICROSOFT.CONCAT(&quot;  &quot;; [.F53:.F61])" office:value-type="string" office:string-value="  #D#B#.#C#" calcext:value-type="string">
            <text:p><text:s text:c="2"/>#D#B#.#C#</text:p>
          </table:table-cell>
          <table:table-cell table:style-name="ce1" table:formula="of:=COM.MICROSOFT.CONCAT(&quot;  &quot;; [.G53:.G61])" office:value-type="string" office:string-value="  #D#B#.#C#" calcext:value-type="string">
            <text:p><text:s text:c="2"/>#D#B#.#C#</text:p>
          </table:table-cell>
          <table:table-cell table:style-name="ce1" table:formula="of:=COM.MICROSOFT.CONCAT(&quot;  &quot;; [.H53:.H61])" office:value-type="string" office:string-value="  #D#B#.#C#" calcext:value-type="string">
            <text:p><text:s text:c="2"/>#D#B#.#C#</text:p>
          </table:table-cell>
          <table:table-cell table:style-name="ce1" table:formula="of:=COM.MICROSOFT.CONCAT(&quot;  &quot;; [.I53:.I61])" office:value-type="string" office:string-value="  #D#.#.#C#" calcext:value-type="string">
            <text:p><text:s text:c="2"/>#D#.#.#C#</text:p>
          </table:table-cell>
          <table:table-cell table:style-name="ce1" table:formula="of:=COM.MICROSOFT.CONCAT(&quot;  &quot;; [.J53:.J61])" office:value-type="string" office:string-value="  #D#.#C#C#" calcext:value-type="string">
            <text:p><text:s text:c="2"/>#D#.#C#C#</text:p>
          </table:table-cell>
          <table:table-cell table:style-name="ce1" table:formula="of:=COM.MICROSOFT.CONCAT(&quot;  &quot;; [.K53:.K61])" office:value-type="string" office:string-value="  #D#.#C#C#" calcext:value-type="string">
            <text:p><text:s text:c="2"/>#D#.#C#C#</text:p>
          </table:table-cell>
          <table:table-cell table:style-name="ce1" table:formula="of:=COM.MICROSOFT.CONCAT(&quot;  &quot;; [.L53:.L61])" office:value-type="string" office:string-value="  #D#B#C#C#" calcext:value-type="string">
            <text:p><text:s text:c="2"/>#D#B#C#C#</text:p>
          </table:table-cell>
          <table:table-cell table:style-name="ce1" table:formula="of:=COM.MICROSOFT.CONCAT(&quot;  &quot;; [.M53:.M61])" office:value-type="string" office:string-value="  #D#B#C#C#" calcext:value-type="string">
            <text:p><text:s text:c="2"/>#D#B#C#C#</text:p>
          </table:table-cell>
          <table:table-cell table:style-name="ce1" table:formula="of:=COM.MICROSOFT.CONCAT(&quot;  &quot;; [.N53:.N61])" office:value-type="string" office:string-value="  #D#B#C#C#" calcext:value-type="string">
            <text:p><text:s text:c="2"/>#D#B#C#C#</text:p>
          </table:table-cell>
          <table:table-cell table:style-name="ce1" table:formula="of:=COM.MICROSOFT.CONCAT(&quot;  &quot;; [.O53:.O61])" office:value-type="string" office:string-value="  #D#B#C#C#" calcext:value-type="string">
            <text:p><text:s text:c="2"/>#D#B#C#C#</text:p>
          </table:table-cell>
          <table:table-cell table:style-name="ce1" table:formula="of:=COM.MICROSOFT.CONCAT(&quot;  &quot;; [.P53:.P61])" office:value-type="string" office:string-value="  #D#B#C#.#" calcext:value-type="string">
            <text:p><text:s text:c="2"/>#D#B#C#.#</text:p>
          </table:table-cell>
          <table:table-cell table:style-name="ce1" table:formula="of:=COM.MICROSOFT.CONCAT(&quot;  &quot;; [.Q53:.Q61])" office:value-type="string" office:string-value="  #D#B#C#.#" calcext:value-type="string">
            <text:p><text:s text:c="2"/>#D#B#C#.#</text:p>
          </table:table-cell>
          <table:table-cell table:style-name="ce1" table:formula="of:=COM.MICROSOFT.CONCAT(&quot;  &quot;; [.R53:.R61])" office:value-type="string" office:string-value="  #D#B#C#.#" calcext:value-type="string">
            <text:p><text:s text:c="2"/>#D#B#C#.#</text:p>
          </table:table-cell>
          <table:table-cell table:style-name="ce1" table:formula="of:=COM.MICROSOFT.CONCAT(&quot;  &quot;; [.S53:.S61])" office:value-type="string" office:string-value="  #D#B#C#D#" calcext:value-type="string">
            <text:p><text:s text:c="2"/>#D#B#C#D#</text:p>
          </table:table-cell>
          <table:table-cell table:style-name="ce1" table:formula="of:=COM.MICROSOFT.CONCAT(&quot;  &quot;; [.T53:.T61])" office:value-type="string" office:string-value="  #D#B#C#D#" calcext:value-type="string">
            <text:p><text:s text:c="2"/>#D#B#C#D#</text:p>
          </table:table-cell>
          <table:table-cell table:style-name="ce1" table:formula="of:=COM.MICROSOFT.CONCAT(&quot;  &quot;; [.U53:.U61])" office:value-type="string" office:string-value="  #.#B#C#D#" calcext:value-type="string">
            <text:p><text:s text:c="2"/>#.#B#C#D#</text:p>
          </table:table-cell>
          <table:table-cell table:style-name="ce1" table:formula="of:=COM.MICROSOFT.CONCAT(&quot;  &quot;; [.V53:.V61])" office:value-type="string" office:string-value="  #.#B#C#D#" calcext:value-type="string">
            <text:p><text:s text:c="2"/>#.#B#C#D#</text:p>
          </table:table-cell>
          <table:table-cell table:style-name="ce1" table:formula="of:=COM.MICROSOFT.CONCAT(&quot;  &quot;; [.W53:.W61])" office:value-type="string" office:string-value="  #.#B#C#D#" calcext:value-type="string">
            <text:p><text:s text:c="2"/>#.#B#C#D#</text:p>
          </table:table-cell>
          <table:table-cell table:style-name="ce1" table:formula="of:=COM.MICROSOFT.CONCAT(&quot;  &quot;; [.X53:.X61])" office:value-type="string" office:string-value="  #A#B#C#D#" calcext:value-type="string">
            <text:p><text:s text:c="2"/>#A#B#C#D#</text:p>
          </table:table-cell>
          <table:table-cell table:style-name="ce1" table:formula="of:=COM.MICROSOFT.CONCAT(&quot;  &quot;; [.Y53:.Y61])" office:value-type="string" office:string-value="  #A#B#C#D#" calcext:value-type="string">
            <text:p><text:s text:c="2"/>#A#B#C#D#</text:p>
          </table:table-cell>
          <table:table-cell table:style-name="ce1" table:formula="of:=COM.MICROSOFT.CONCAT(&quot;  &quot;; [.Z53:.Z61])" office:value-type="string" office:string-value="  #A#B#C#D#" calcext:value-type="string">
            <text:p><text:s text:c="2"/>#A#B#C#D#</text:p>
          </table:table-cell>
          <table:table-cell table:number-columns-repeated="2"/>
          <table:table-cell table:style-name="ce1" table:number-columns-repeated="996"/>
        </table:table-row>
        <table:table-row table:style-name="ro1">
          <table:table-cell table:style-name="ce1"/>
          <table:table-cell table:style-name="ce1" table:formula="of:=COM.MICROSOFT.CONCAT(&quot;  &quot;; [.B62:.B70])" office:value-type="string" office:string-value="  #C#C#B#B#" calcext:value-type="string">
            <text:p><text:s text:c="2"/>#C#C#B#B#</text:p>
          </table:table-cell>
          <table:table-cell table:style-name="ce1" table:formula="of:=COM.MICROSOFT.CONCAT(&quot;  &quot;; [.C62:.C70])" office:value-type="string" office:string-value="  #C#C#B#B#" calcext:value-type="string">
            <text:p><text:s text:c="2"/>#C#C#B#B#</text:p>
          </table:table-cell>
          <table:table-cell table:style-name="ce1" table:formula="of:=COM.MICROSOFT.CONCAT(&quot;  &quot;; [.D62:.D70])" office:value-type="string" office:string-value="  #C#C#B#B#" calcext:value-type="string">
            <text:p><text:s text:c="2"/>#C#C#B#B#</text:p>
          </table:table-cell>
          <table:table-cell table:style-name="ce1" table:formula="of:=COM.MICROSOFT.CONCAT(&quot;  &quot;; [.E62:.E70])" office:value-type="string" office:string-value="  #C#C#B#B#" calcext:value-type="string">
            <text:p><text:s text:c="2"/>#C#C#B#B#</text:p>
          </table:table-cell>
          <table:table-cell table:style-name="ce1" table:formula="of:=COM.MICROSOFT.CONCAT(&quot;  &quot;; [.F62:.F70])" office:value-type="string" office:string-value="  #C#C#B#B#" calcext:value-type="string">
            <text:p><text:s text:c="2"/>#C#C#B#B#</text:p>
          </table:table-cell>
          <table:table-cell table:style-name="ce1" table:formula="of:=COM.MICROSOFT.CONCAT(&quot;  &quot;; [.G62:.G70])" office:value-type="string" office:string-value="  #C#C#.#B#" calcext:value-type="string">
            <text:p><text:s text:c="2"/>#C#C#.#B#</text:p>
          </table:table-cell>
          <table:table-cell table:style-name="ce1" table:formula="of:=COM.MICROSOFT.CONCAT(&quot;  &quot;; [.H62:.H70])" office:value-type="string" office:string-value="  #C#C#C#B#" calcext:value-type="string">
            <text:p><text:s text:c="2"/>#C#C#C#B#</text:p>
          </table:table-cell>
          <table:table-cell table:style-name="ce1" table:formula="of:=COM.MICROSOFT.CONCAT(&quot;  &quot;; [.I62:.I70])" office:value-type="string" office:string-value="  #C#C#C#B#" calcext:value-type="string">
            <text:p><text:s text:c="2"/>#C#C#C#B#</text:p>
          </table:table-cell>
          <table:table-cell table:style-name="ce1" table:formula="of:=COM.MICROSOFT.CONCAT(&quot;  &quot;; [.J62:.J70])" office:value-type="string" office:string-value="  #C#.#C#B#" calcext:value-type="string">
            <text:p><text:s text:c="2"/>#C#.#C#B#</text:p>
          </table:table-cell>
          <table:table-cell table:style-name="ce1" table:formula="of:=COM.MICROSOFT.CONCAT(&quot;  &quot;; [.K62:.K70])" office:value-type="string" office:string-value="  #C#B#C#B#" calcext:value-type="string">
            <text:p><text:s text:c="2"/>#C#B#C#B#</text:p>
          </table:table-cell>
          <table:table-cell table:style-name="ce1" table:formula="of:=COM.MICROSOFT.CONCAT(&quot;  &quot;; [.L62:.L70])" office:value-type="string" office:string-value="  #C#B#C#B#" calcext:value-type="string">
            <text:p><text:s text:c="2"/>#C#B#C#B#</text:p>
          </table:table-cell>
          <table:table-cell table:style-name="ce1" table:formula="of:=COM.MICROSOFT.CONCAT(&quot;  &quot;; [.M62:.M70])" office:value-type="string" office:string-value="  #C#B#C#B#" calcext:value-type="string">
            <text:p><text:s text:c="2"/>#C#B#C#B#</text:p>
          </table:table-cell>
          <table:table-cell table:style-name="ce1" table:formula="of:=COM.MICROSOFT.CONCAT(&quot;  &quot;; [.N62:.N70])" office:value-type="string" office:string-value="  #C#B#C#B#" calcext:value-type="string">
            <text:p><text:s text:c="2"/>#C#B#C#B#</text:p>
          </table:table-cell>
          <table:table-cell table:style-name="ce1" table:formula="of:=COM.MICROSOFT.CONCAT(&quot;  &quot;; [.O62:.O70])" office:value-type="string" office:string-value="  #C#B#C#B#" calcext:value-type="string">
            <text:p><text:s text:c="2"/>#C#B#C#B#</text:p>
          </table:table-cell>
          <table:table-cell table:style-name="ce1" table:formula="of:=COM.MICROSOFT.CONCAT(&quot;  &quot;; [.P62:.P70])" office:value-type="string" office:string-value="  #C#B#C#B#" calcext:value-type="string">
            <text:p><text:s text:c="2"/>#C#B#C#B#</text:p>
          </table:table-cell>
          <table:table-cell table:style-name="ce1" table:formula="of:=COM.MICROSOFT.CONCAT(&quot;  &quot;; [.Q62:.Q70])" office:value-type="string" office:string-value="  #C#B#C#.#" calcext:value-type="string">
            <text:p><text:s text:c="2"/>#C#B#C#.#</text:p>
          </table:table-cell>
          <table:table-cell table:style-name="ce1" table:formula="of:=COM.MICROSOFT.CONCAT(&quot;  &quot;; [.R62:.R70])" office:value-type="string" office:string-value="  #C#B#C#D#" calcext:value-type="string">
            <text:p><text:s text:c="2"/>#C#B#C#D#</text:p>
          </table:table-cell>
          <table:table-cell table:style-name="ce1" table:formula="of:=COM.MICROSOFT.CONCAT(&quot;  &quot;; [.S62:.S70])" office:value-type="string" office:string-value="  #C#B#C#D#" calcext:value-type="string">
            <text:p><text:s text:c="2"/>#C#B#C#D#</text:p>
          </table:table-cell>
          <table:table-cell table:style-name="ce1" table:formula="of:=COM.MICROSOFT.CONCAT(&quot;  &quot;; [.T62:.T70])" office:value-type="string" office:string-value="  #C#B#C#D#" calcext:value-type="string">
            <text:p><text:s text:c="2"/>#C#B#C#D#</text:p>
          </table:table-cell>
          <table:table-cell table:style-name="ce1" table:formula="of:=COM.MICROSOFT.CONCAT(&quot;  &quot;; [.U62:.U70])" office:value-type="string" office:string-value="  #C#B#C#D#" calcext:value-type="string">
            <text:p><text:s text:c="2"/>#C#B#C#D#</text:p>
          </table:table-cell>
          <table:table-cell table:style-name="ce1" table:formula="of:=COM.MICROSOFT.CONCAT(&quot;  &quot;; [.V62:.V70])" office:value-type="string" office:string-value="  #.#B#C#D#" calcext:value-type="string">
            <text:p><text:s text:c="2"/>#.#B#C#D#</text:p>
          </table:table-cell>
          <table:table-cell table:style-name="ce1" table:formula="of:=COM.MICROSOFT.CONCAT(&quot;  &quot;; [.W62:.W70])" office:value-type="string" office:string-value="  #A#B#C#D#" calcext:value-type="string">
            <text:p><text:s text:c="2"/>#A#B#C#D#</text:p>
          </table:table-cell>
          <table:table-cell table:style-name="ce1" table:formula="of:=COM.MICROSOFT.CONCAT(&quot;  &quot;; [.X62:.X70])" office:value-type="string" office:string-value="  #A#B#C#D#" calcext:value-type="string">
            <text:p><text:s text:c="2"/>#A#B#C#D#</text:p>
          </table:table-cell>
          <table:table-cell table:style-name="ce1" table:formula="of:=COM.MICROSOFT.CONCAT(&quot;  &quot;; [.Y62:.Y70])" office:value-type="string" office:string-value="  #A#B#C#D#" calcext:value-type="string">
            <text:p><text:s text:c="2"/>#A#B#C#D#</text:p>
          </table:table-cell>
          <table:table-cell table:style-name="ce1" table:formula="of:=COM.MICROSOFT.CONCAT(&quot;  &quot;; [.Z62:.Z70])" office:value-type="string" office:string-value="  #A#B#C#D#" calcext:value-type="string">
            <text:p><text:s text:c="2"/>#A#B#C#D#</text:p>
          </table:table-cell>
          <table:table-cell table:number-columns-repeated="2"/>
          <table:table-cell table:style-name="ce1" table:number-columns-repeated="996"/>
        </table:table-row>
        <table:table-row table:style-name="ro1">
          <table:table-cell table:style-name="ce1"/>
          <table:table-cell table:style-name="ce1" table:formula="of:=COM.MICROSOFT.CONCAT(&quot;  &quot;; [.B71:.B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C71:.C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D71:.D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E71:.E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F71:.F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G71:.G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H71:.H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I71:.I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J71:.J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K71:.K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L71:.L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M71:.M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N71:.N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O71:.O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P71:.P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Q71:.Q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R71:.R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S71:.S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T71:.T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U71:.U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V71:.V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W71:.W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X71:.X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Y71:.Y79])" office:value-type="string" office:string-value="  #########" calcext:value-type="string">
            <text:p><text:s text:c="2"/>#########</text:p>
          </table:table-cell>
          <table:table-cell table:style-name="ce1" table:formula="of:=COM.MICROSOFT.CONCAT(&quot;  &quot;; [.Z71:.Z79])" office:value-type="string" office:string-value="  #########" calcext:value-type="string">
            <text:p><text:s text:c="2"/>#########</text:p>
          </table:table-cell>
          <table:table-cell table:number-columns-repeated="2"/>
          <table:table-cell table:style-name="ce1" table:number-columns-repeated="996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number-columns-repeated="25" table:style-name="ce2" office:value-type="string" calcext:value-type="string">
            <text:p>cost</text:p>
          </table:table-cell>
          <table:table-cell table:style-name="ce2" table:number-columns-repeated="998"/>
        </table:table-row>
        <table:table-row table:style-name="ro1">
          <table:table-cell/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5" calcext:value-type="float">
            <text:p>5</text:p>
          </table:table-cell>
          <table:table-cell table:formula="of:=[.D4]" office:value-type="float" office:value="10" calcext:value-type="float">
            <text:p>10</text:p>
          </table:table-cell>
          <table:table-cell table:formula="of:=[.E4]" office:value-type="float" office:value="60" calcext:value-type="float">
            <text:p>60</text:p>
          </table:table-cell>
          <table:table-cell table:formula="of:=[.F4]" office:value-type="float" office:value="68" calcext:value-type="float">
            <text:p>68</text:p>
          </table:table-cell>
          <table:table-cell table:formula="of:=[.G4]" office:value-type="float" office:value="118" calcext:value-type="float">
            <text:p>118</text:p>
          </table:table-cell>
          <table:table-cell table:formula="of:=[.H4]" office:value-type="float" office:value="918" calcext:value-type="float">
            <text:p>918</text:p>
          </table:table-cell>
          <table:table-cell table:formula="of:=[.I4]" office:value-type="float" office:value="958" calcext:value-type="float">
            <text:p>958</text:p>
          </table:table-cell>
          <table:table-cell table:formula="of:=[.J4]" office:value-type="float" office:value="1858" calcext:value-type="float">
            <text:p>1858</text:p>
          </table:table-cell>
          <table:table-cell table:formula="of:=[.K4]" office:value-type="float" office:value="1928" calcext:value-type="float">
            <text:p>1928</text:p>
          </table:table-cell>
          <table:table-cell table:formula="of:=[.L4]" office:value-type="float" office:value="1968" calcext:value-type="float">
            <text:p>1968</text:p>
          </table:table-cell>
          <table:table-cell table:formula="of:=[.M4]" office:value-type="float" office:value="2038" calcext:value-type="float">
            <text:p>2038</text:p>
          </table:table-cell>
          <table:table-cell table:formula="of:=[.N4]" office:value-type="float" office:value="8038" calcext:value-type="float">
            <text:p>8038</text:p>
          </table:table-cell>
          <table:table-cell table:formula="of:=[.O4]" office:value-type="float" office:value="8041" calcext:value-type="float">
            <text:p>8041</text:p>
          </table:table-cell>
          <table:table-cell table:formula="of:=[.P4]" office:value-type="float" office:value="8741" calcext:value-type="float">
            <text:p>8741</text:p>
          </table:table-cell>
          <table:table-cell table:formula="of:=[.Q4]" office:value-type="float" office:value="8831" calcext:value-type="float">
            <text:p>8831</text:p>
          </table:table-cell>
          <table:table-cell table:formula="of:=[.R4]" office:value-type="float" office:value="17831" calcext:value-type="float">
            <text:p>17831</text:p>
          </table:table-cell>
          <table:table-cell table:formula="of:=[.S4]" office:value-type="float" office:value="27831" calcext:value-type="float">
            <text:p>27831</text:p>
          </table:table-cell>
          <table:table-cell table:formula="of:=[.T4]" office:value-type="float" office:value="37831" calcext:value-type="float">
            <text:p>37831</text:p>
          </table:table-cell>
          <table:table-cell table:formula="of:=[.U4]" office:value-type="float" office:value="47831" calcext:value-type="float">
            <text:p>47831</text:p>
          </table:table-cell>
          <table:table-cell table:formula="of:=[.V4]" office:value-type="float" office:value="48731" calcext:value-type="float">
            <text:p>48731</text:p>
          </table:table-cell>
          <table:table-cell table:formula="of:=[.W4]" office:value-type="float" office:value="48736" calcext:value-type="float">
            <text:p>48736</text:p>
          </table:table-cell>
          <table:table-cell table:formula="of:=[.X4]" office:value-type="float" office:value="48741" calcext:value-type="float">
            <text:p>48741</text:p>
          </table:table-cell>
          <table:table-cell table:formula="of:=[.Y4]" office:value-type="float" office:value="48750" calcext:value-type="float">
            <text:p>48750</text:p>
          </table:table-cell>
          <table:table-cell table:formula="of:=[.Z4]" office:value-type="float" office:value="48759" calcext:value-type="float">
            <text:p>48759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5" office:value-type="string" calcext:value-type="string">
            <text:p>move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0.5in"/>
      <style:text-properties style:font-name="Liberation Sans" fo:language="en" fo:country="SG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15:33:58.527736285</meta:creation-date>
    <dc:date>2021-12-24T15:47:07.090739940</dc:date>
    <meta:editing-duration>PT2M13S</meta:editing-duration>
    <meta:editing-cycles>3</meta:editing-cycles>
    <meta:generator>LibreOffice/7.0.3.1$Linux_X86_64 LibreOffice_project/d7547858d014d4cf69878db179d326fc3483e082</meta:generator>
    <meta:document-statistic meta:table-count="1" meta:cell-count="2176" meta:object-count="0"/>
  </office:meta>
</office:document-meta>
</file>